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tros</text:p>
      <text:p text:style-name="P1"/>
      <text:p text:style-name="P1">Como funcionam os filtros</text:p>
      <text:p text:style-name="P2"/>
      <text:p text:style-name="P2">Dado que os filmes não reagem às cores da mesma forma que o olho humano, os filtros servem, sobretudo para ajustar a cor da luz de uma cena, de modo que os tons reproduzidos no filme correspondam aos que nossos olhos percebem. Um filtro colorido deixa passar a luz de sua própria cor e impede, em diferentes proporções, a passagem de luz de outras cores. A intensidade da cor do filtro e sua posição no espectro determinam o quanto passa e o quanto é absorvido. De modo geral, cores muito próximas passam e cores complementares ficam bloqueadas. Assim, um filtro amarelo absorve azul, deixando passar vermelho e verde. É claro que o filme só registra a luz que atravessa o filtro. </text:p>
      <text:p text:style-name="P2"/>
      <text:p text:style-name="P2">Quase todos os filtros precisam ser usados com abertura maior ou velocidade menor do que seria necessário sem eles, pois reduzem a quantidade de luz que entra na câmara. A alteração requerida – ultimamente indicada diretamente em pontos de diafragma – é tradicionalmente especificada como fator de filtro, um número pelo qual se deve multiplicar a exposição. Um filtro de fator 2, por exemplo, indica que você precisa dobrar a quantidade de luz – o que equivale à alteração de um ponto; um fator 4 corresponde a quatro vezes mais luz – uma diferença de dois pontos. Qualquer leitura de fotômetro feita através de um filtro colorido pode resultar numa indicação errada de exposição. Assim, é preferível medir a exposição antes de colocar o filtro e corrigi-la de acordo com o fator. O tamanho dos filtros comuns de vidro, rosqueáveis, é indicado por um número que representa o diâmetro em milímetros. Certifique-se, ao comprar um filtro, de que ele tem o mesmo diâmetro de sua objetiva. Você também pode comprar adaptadores, que permitem utilizar filtros do mesmo tamanho, em objetivas de tamanho diferente. Para uso esporádico, pode-se adotar o filtro de gelatina, que é muito mais barato e se adapta num suporte sobre a objetiva.</text:p>
      <text:p text:style-name="P1"/>
      <text:p text:style-name="P1">Os Filtros UV e Skylight</text:p>
      <text:p text:style-name="P2"/>
      <text:p text:style-name="P2">Os dois filtros mais conhecidos e usados são o ultravioleta, também chamado UV, que é incolor, e o skylight (luz do céu), levemente âmbar. Com qualquer um deles não é necessário alterar a exposição. Ambos se destinam, em princípio, ao uso com filmes coloridos. Mas, como têm influência mínima nos filmes preto-e-branco, muitos fotógrafos deixam um deles todo o tempo na objetiva, protegendo assim a superfície vulnerável do elemento frontal (trocar u filtro arranhado é bem mais econômico que trocar uma objetiva). </text:p>
      <text:p text:style-name="P2"/>
      <text:p text:style-name="P2">O filtro ultravioleta absorve a radiação ultravioleta – correspondente a comprimentos de onda mais curtos que os do extremo azul-violeta do espectro visível. Essa radiação acompanha a luz do sol, embora seja invisível para nossos olhos, o filme a registra do mesmo modo que a parte visível. É fácil perceber seu efeito, ao fundo de cenas distantes, como uma névoa azulada – bem mais densa que a névoa normal – criada pela dispersão da radiação ultravioleta nas partículas em suspensão na atmosfera. </text:p>
      <text:p text:style-name="P2"/>
      <text:p text:style-name="P2">Quando fotografada através de um filtro ultravioleta, essa radiação é bloqueada e a fotografia fica com aspecto mais natural. Embora seja crença comum, o filtro ultravioleta não aumenta a penetração na névoa visível. O filtro skylight também reduz os efeitos da radiação ultravioleta. Além disso, sua ligeira coloração rosada diminui o tom azulado da luz em dias nublados ou em sombra aberta. Ao contrário da ultravioleta, essa coloração azulada é visível, apresentando-se como um reflexo em objetos de cor clara. Ao olhar uma cena, raramente percebemos esse reflexo, mas as fotos coloridas o acentuam. Nos <text:soft-page-break/>retratos especialmente, ele pode tornar o tom da pele um pouco pálido. O filtro skylight não afeta perceptivelmente as outras cores</text:p>
      <text:p text:style-name="P1"/>
      <text:p text:style-name="P1"/>
      <text:p text:style-name="P1">O Filtro Polarizador</text:p>
      <text:p text:style-name="P2"/>
      <text:p text:style-name="P2">O filtro polarizador é um complemento muito versátil, trabalhando-se em preto-e- branco ou em cores. Ele têm múltiplas aplicações: pode reduzir reflexos, escurecer um céu azul, penetrar a névoa atmosférica e tornar as cores mais ricas. luz refletida por superfícies não metálicas, como vidro ou água, fica polarizada – isto é, tem um único plano de vibração. O filtro polarizador, que pode girar em sua montagem, é uma tela de cristais arrumados em fileiras paralelas. Ao ser girado, ele impede a passagem da luz com aquele plano de vibração. É possível assim escurecer o brilho na água ou eliminar reflexos num vidro, se a câmara estiver num ângulo adequado. Esse filtro também bloqueia a luz polarizada refletida pelas minúsculas partículas em suspensão na atmosfera, produzindo o efeito de escurecer o céu ou penetrar a névoa. A polarização da luz é a fonte da névoa e de grande parte da luminosidade do céu, por isso sua neutralização resulta em céu mais escuro e névoa mais tênue. Muitas cores – desde as de folhagens até os tons de pele – ficam mais vivas com o uso desse filtro, devido à eliminação de reflexos que as tornam mais claras. Quase sempre o fator de um filtro polarizador é 2,5 o que significa que você deve aumentar a exposição em ponto e um terço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9:30:28</meta:creation-date>
    <dc:date>2014-02-07T11:08:07</dc:date>
    <meta:editing-duration>PT46S</meta:editing-duration>
    <meta:editing-cycles>4</meta:editing-cycles>
    <meta:generator>LibreOffice/3.5$Linux_X86_64 LibreOffice_project/165a79a-7059095-e13bb37-fef39a4-9503d18</meta:generator>
    <dc:creator>falcao </dc:creator>
    <meta:document-statistic meta:table-count="0" meta:image-count="0" meta:object-count="0" meta:page-count="2" meta:paragraph-count="10" meta:word-count="839" meta:character-count="5008" meta:non-whitespace-character-count="4175"/>
  </office:meta>
</office:document-meta>
</file>